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xt stránky</text:p>
      <text:p text:style-name="Standard"/>
      <text:p text:style-name="Standard">Telefónne búdky sú skoro všade. Ak je potrebné volať z Japonska na Slovensko je treba použiť sivé búdky „International“. Telefonovanie z búdok je oveľa lacnejšie, než volanie z hotelu. &lt;BR&gt;</text:p>
      <text:p text:style-name="Standard">Na každej väčšej ulici vo veľkých mestách je automat s nápojmi – pre Japonsko je typický zelený nesladený čaj, alebo minerálna voda. &lt;BR&gt;</text:p>
      <text:p text:style-name="Standard">Plastické modely jedál vo výkladných skriniach reštaurácií sú veľmi užitočné pre turistov, ktorí nepoznajú ich názvy. Na objednanie stačí len ukázať na vybraný model jedla. &lt;BR&gt;</text:p>
      <text:p text:style-name="Standard">Sushi je tu omnoho lacnejšie. Zaujímavým miestom sú takzvané „sushi pohyblivé pásy“. Sú najlacnejším miestom kde je možné vychutnať si toto lahodné jedlo &lt;BR&gt;</text:p>
      <text:p text:style-name="Standard">V Japonsku sa nedáva žiadne sprepitné – Japonci ho nepoznajú a mohli by ste ich dokonca aj uraziť &lt;BR&gt;</text:p>
      <text:p text:style-name="Standard">Zvyčajná otváracia doba je od 10:00 do 19:00. Niektoré majú zatvorené počas týždňa, ale otvorené počas soboty alebo nedele. Banky bývajú otvorené od pondelka do piatku v dobe od 9:00 do 15:00. Pošty zvyknú otvárať od 9:00 do 17:00 (v sobotu do 12:00). Samozrejme sa tu nachádzajú aj non-stop obchody &lt;BR&gt;</text:p>
      <text:p text:style-name="Standard">Kreditné karty nie sú akceptované všade. Hlavne v malých obchodoch a reštauráciach je platené hotovosťou &lt;BR&gt;</text:p>
      <text:p text:style-name="Standard">Voda z kohútika býva väčšinou pitná, ale je dosť chlórovaná. Lepšia je minerálna voda z fľašiek &lt;BR&gt;</text:p>
      <text:p text:style-name="Standard">Najlepší čas na návštevu Japonska je od októbra do decembra &lt;BR&gt;</text:p>
      <text:p text:style-name="Standard">Využívanie taxi nie je vždy najjednoduchšie vďaka tomu, že vodiči nie vždy vedia po anglicky. V Japonsku sa jazdí vľavo, preto sa aj nasadá zľava. Vodič vám automaticky otvorí dvere. Taxíky sú tu drahšie &lt;BR&gt;</text:p>
      <text:p text:style-name="Standard">Pri odlete z Japonska na Slovensko je dobré prísť na letisko 2 hodiny pred odletom kvôli odbaveniu &lt;BR&gt;</text:p>
      <text:p text:style-name="Standard">Typická japonská polievka sa volá Rámen - existuje aj 80 000 druhov tejto polievky &lt;BR&gt;</text:p>
      <text:p text:style-name="Standard">Väčšina ulíc v Japonsku nemá pomenovanie &lt;BR&gt;</text:p>
      <text:p text:style-name="Standard">V Japonsku je každý rok premierne 1500 zemetrasení&lt;BR&gt;</text:p>
      <text:p text:style-name="Standard">V Japonsku má viac ako 50 000 ľudí cez 100 rokov&lt;BR&gt;</text:p>
      <text:p text:style-name="Standard">Japonsko je tvorené z vyše 6800 ostrovov&lt;BR&gt;</text:p>
      <text:p text:style-name="Standard">Japonci pestujú melóny v tvare kociek pre lepšie skladovanie&lt;BR&gt;</text:p>
      <text:p text:style-name="Standard">V Japonsku si môžete pospať počas práce kedže to je symbol toho , že pracujete ťažko a práca vás vyčerpáva&lt;BR&gt;</text:p>
      <text:p text:style-name="Standard">Počas prestávok učitelia aj žiaci spoločne upratujú chodby školy&lt;BR&gt;</text:p>
      <text:p text:style-name="Standard">V Japonsku je čierna mačka považovaná za znak šťastia&lt;BR&gt;</text:p>
      <text:p text:style-name="Standard">Nachádza sa tu prvý hotel, ktorý obsluhujú výlučne roboti&lt;BR&gt;</text:p>
      <text:p text:style-name="Standard">Mnoho termálnych prameňov a verejných bazénov zakazuje vstup potetovaným jedincom do areálu&lt;BR&gt;</text:p>
      <text:p text:style-name="Standard">Japonci si môžu pochutnať až na 70 príchutiach nápoja Fanta. Spolu s príchuťami ako “ Záhadné ovocie“ alebo “ Hip Hop“&lt;BR&gt;</text:p>
      <text:p text:style-name="Standard">V tejto krajine je Fast Food KFC <text:s/>obľúbene miesto, kde stráviť Vianoce&lt;BR&gt;</text:p>
      <text:p text:style-name="Standard"><text:s text:c="2"/>Japonsko (po japonsky: 日本国 – Nihon(-koku) alebo Nippon(-koku)) je štát ležiaci na východnom okraji ázijského kontinentu, na východ od Číny a Kórey. Rozkladá sa na severe Ochotského mora po Východočínske more na juhu. Skladá sa z viac ako 3000 ostrovov, z ktorých najväčšie sú (od severu k juhu) Hokkaidó (北海道), Honšú (本州, najväčší ostrov), Šikoku (四国) a Kjúšu (九州). Väčšina japonských ostrovov je hornatých, a mnoho z nich je vulkanických. Najvyšším vrchom je vrch Fuji.</text:p>
      <text:p text:style-name="Standard"/>
      <text:p text:style-name="Standard">Japonsko má veľmi vysoké HDP na obyvateľa a je jednou z vedúcich priemyselných veľmocí. Je unitárnou konštitučnou monarchiou s cisárom a voleným parlamentom, jednou z najstarších <text:soft-page-break/>legislatív v Ázii. Napriek členitému povrchu je jednou z krajín s najvyšším počtom obyvateľov a najvyššou hustotou obyvateľstva. Jeho hlavné mesto Tokio s vyše 60 miliónmi obyvateľov je najväčšia veľkomestská oblasť na svete.</text:p>
      <text:p text:style-name="Standard"/>
      <text:p text:style-name="Standard">Počas svojich dejín prevzalo Japonsko od 7. a 8. storočia veľa zvykov a inštitúcií od Číny. Od 12. do polovice 19. storočia bolo feudálnou krajinou, vedenou klanmi bojovníkov. Po procese obnove Meiji v roku 1868 prevzalo veľa európskych a amerických zvykov a inštitúcií. Jeho dnešná kultúra je zmesou týchto vplyvov a tradičnej japonskej kultúry.</text:p>
      <text:p text:style-name="Standard"/>
      <text:p text:style-name="Standard">Názov Japonska v kanji sa často prekladá ako „Krajina vychádzajúceho slnka“ a pochádza z polohy krajiny na východnom pobreží Áz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2T11:06:55.47</meta:creation-date>
    <meta:document-statistic meta:table-count="0" meta:image-count="0" meta:object-count="0" meta:page-count="2" meta:paragraph-count="29" meta:word-count="644" meta:character-count="3948"/>
    <dc:date>2017-08-12T11:11:01.68</dc:date>
    <meta:editing-duration>PT4M7S</meta:editing-duration>
    <meta:editing-cycles>1</meta:editing-cycles>
    <meta:generator>OpenOffice/4.1.3$Win32 OpenOffice.org_project/413m1$Build-9783</meta:generator>
  </office:meta>
</office:document-meta>
</file>